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-color="#dddddd"/>
      <style:paragraph-properties fo:text-align="center"/>
      <style:text-properties fo:font-size="12pt"/>
    </style:style>
    <style:style style:name="P4" style:family="paragraph">
      <loext:graphic-properties draw:fill-color="#b2b2b2"/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8925in" fo:min-width="1.4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justify" draw:textarea-vertical-align="middle" draw:auto-grow-height="false" fo:min-height="0.9972in" fo:min-width="1.2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736in" fo:min-width="2.3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dddddd" draw:textarea-horizontal-align="justify" draw:textarea-vertical-align="middle" draw:auto-grow-height="false" fo:min-height="0.3661in" fo:min-width="0.8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dddddd" draw:textarea-horizontal-align="justify" draw:textarea-vertical-align="middle" draw:auto-grow-height="false" fo:min-height="0.3602in" fo:min-width="0.8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b2b2b2" draw:textarea-horizontal-align="justify" draw:textarea-vertical-align="middle" draw:auto-grow-height="false" fo:min-height="0.3291in" fo:min-width="1.057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1.4067in" svg:height="1.4276in" svg:x="2.378in" svg:y="-0.0055in"><text:p text:style-name="P1">GitHu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name="Shape2" draw:style-name="gr2" draw:text-style-name="P2" svg:width="1.365in" svg:height="1.1043in" svg:x="0.8571in" svg:y="2.6193in"><text:p text:style-name="P2">PC at ho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4" draw:style-name="gr3" draw:text-style-name="P2" svg:width="2.4689in" svg:height="1.5213in" svg:x="3.8673in" svg:y="2.2445in"><text:p text:style-name="P2">Aliyun EC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3" draw:style-name="gr4" draw:text-style-name="P3" svg:width="0.8559in" svg:height="0.3661in" svg:x="4.1693in" svg:y="3.2236in"><text:p text:style-name="P1"><text:span text:style-name="T1">Git</text:span></text:p><draw:enhanced-geometry svg:viewBox="0 0 21600 21600" draw:type="rectangle" draw:enhanced-path="M 0 0 L 21600 0 21600 21600 0 21600 0 0 Z N"/></draw:custom-shape><draw:custom-shape text:anchor-type="paragraph" draw:z-index="4" draw:name="Shape5" draw:style-name="gr5" draw:text-style-name="P3" svg:width="0.8512in" svg:height="0.3606in" svg:x="5.2673in" svg:y="3.1882in"><text:p text:style-name="P1"><text:span text:style-name="T1">Docker</text:span></text:p><draw:enhanced-geometry svg:viewBox="0 0 21600 21600" draw:type="rectangle" draw:enhanced-path="M 0 0 L 21600 0 21600 21600 0 21600 0 0 Z N"/></draw:custom-shape><draw:line text:anchor-type="paragraph" draw:z-index="5" draw:name="Shape6" draw:style-name="gr6" draw:text-style-name="P1" svg:x1="1.6484in" svg:y1="2.5673in" svg:x2="2.7421in" svg:y2="1.4217in"><text:p text:style-name="P1">git push</text:p></draw:line><draw:line text:anchor-type="paragraph" draw:z-index="6" draw:name="Shape7" draw:style-name="gr6" draw:text-style-name="P1" svg:x1="3.6591in" svg:y1="1.3484in" svg:x2="4.3465in" svg:y2="2.2441in"><text:p text:style-name="P1">git pull</text:p></draw:line><draw:custom-shape text:anchor-type="paragraph" draw:z-index="7" draw:name="Shape8" draw:style-name="gr7" draw:text-style-name="P4" svg:width="1.1669in" svg:height="0.4378in" svg:x="4.5028in" svg:y="2.3799in"><text:p text:style-name="P1">Web Server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2:48:32.863927136</meta:creation-date>
    <dc:date>2017-11-03T23:07:21.242271192</dc:date>
    <meta:editing-duration>PT3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